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D000000102A388DD917A6A1B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2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ecc59" officeooo:paragraph-rsid="000ecc5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cc59" officeooo:paragraph-rsid="000ecc59" style:font-weight-asian="bold" style:font-weight-complex="bold"/>
    </style:style>
    <style:style style:name="P4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6" style:family="paragraph" style:parent-style-name="Normal_20__28_Web_29_" style:list-style-name="WWNum46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7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8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9" style:family="paragraph" style:parent-style-name="Normal_20__28_Web_29_">
      <style:paragraph-properties fo:margin-left="0.635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10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11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12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13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14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5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P16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7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10b5f2" officeooo:paragraph-rsid="0010b5f2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style:writing-mode="lr-tb"/>
    </style:style>
    <style:style style:name="P25" style:family="paragraph">
      <style:paragraph-properties fo:text-align="center"/>
      <style:text-properties fo:font-size="11pt"/>
    </style:style>
    <style:style style:name="P26" style:family="paragraph">
      <style:paragraph-properties fo:text-align="center" style:writing-mode="lr-tb"/>
      <style:text-properties fo:font-size="11pt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6" style:family="text">
      <style:text-properties style:font-name="Calibri" fo:font-size="11pt" style:font-size-asian="11pt" style:font-name-complex="Calibri1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8" style:family="text">
      <style:text-properties style:font-name="Calibri" fo:font-size="12pt" style:font-size-asian="12pt" style:font-name-complex="Calibri1" style:font-size-complex="12pt"/>
    </style:style>
    <style:style style:name="T9" style:family="text">
      <style:text-properties fo:font-size="10pt" fo:font-weight="bold" style:font-size-asian="10pt" style:font-weight-asian="bold" style:font-name-complex="Calibri1" style:font-size-complex="9pt"/>
    </style:style>
    <style:style style:name="T10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T11" style:family="text">
      <style:text-properties fo:font-size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textarea-horizontal-align="justify" draw:textarea-vertical-align="middle" draw:auto-grow-height="false" fo:min-height="0.603cm" fo:min-width="0.60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2.33cm" fo:min-width="4.337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314cm" fo:min-width="2.89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889cm" fo:min-width="3.854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409cm" fo:min-width="1.6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143cm" fo:min-width="3.334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812cm" fo:min-width="4.628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812cm" fo:min-width="4.607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2.321cm" fo:min-width="2.32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3.773cm" fo:min-width="3.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59cm" fo:min-width="1.79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109cm" fo:min-width="2.946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.05cm" fo:min-width="2.944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214cm" fo:min-width="3.75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16" loext:marker-style-name="T1"><text:span text:style-name="T1">NOMBRE Y APELLIDOS:</text:span><text:span text:style-name="T1"/></text:p>
            <text:p text:style-name="P21" loext:marker-style-name="T1">Daniel García Molina</text:p>
          </table:table-cell>
          <table:covered-table-cell/>
          <table:covered-table-cell/>
          <table:table-cell table:style-name="Tabla1.D1" table:number-columns-spanned="3" office:value-type="string">
            <text:p text:style-name="P17" loext:marker-style-name="T1"><text:span text:style-name="T1">FECHA: 18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6" loext:marker-style-name="T1"><text:span text:style-name="T1">DOCENTE: MANUEL MACÍAS PÉREZ</text:span><text:span text:style-name="T1"/></text:p>
            <text:p text:style-name="P20" loext:marker-style-name="T1"/>
          </table:table-cell>
          <table:covered-table-cell/>
          <table:covered-table-cell/>
          <table:table-cell table:style-name="Tabla1.D1" table:number-columns-spanned="3" office:value-type="string">
            <text:p text:style-name="P17" loext:marker-style-name="T1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6" loext:marker-style-name="T1"><text:span text:style-name="T2">(IFCD0110) CONFECCIÓN Y PUBLICACIÓN DE PÁGINAS WEB</text:span><text:span text:style-name="T2"/></text:p>
          </table:table-cell>
          <table:covered-table-cell/>
          <table:covered-table-cell/>
          <table:table-cell table:style-name="Tabla1.D1" table:number-columns-spanned="3" office:value-type="string">
            <text:p text:style-name="P17" loext:marker-style-name="T1"><text:span text:style-name="T1">Nº CURSO: </text:span><text:span text:style-name="T9">22-35/008902</text:span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18" loext:marker-style-name="T3"><text:span text:style-name="T3">MF: </text:span><text:span text:style-name="T3"/></text:p>
          </table:table-cell>
          <table:table-cell table:style-name="Tabla1.D1" office:value-type="string">
            <text:p text:style-name="P19" loext:marker-style-name="T3"><text:span text:style-name="T3">0491</text:span><text:span text:style-name="T3"/></text:p>
          </table:table-cell>
          <table:table-cell table:style-name="Tabla1.C4" table:number-rows-spanned="3" office:value-type="string">
            <text:p text:style-name="P12" loext:marker-style-name="T10"><text:span text:style-name="T10">UNIDADES DE APRENDIZAJE A LAS QUE RESPONDE: </text:span><text:span text:style-name="T10"/></text:p>
          </table:table-cell>
          <table:table-cell table:style-name="Tabla1.C4" table:number-rows-spanned="3" office:value-type="string">
            <text:p text:style-name="P19" loext:marker-style-name="T3"><text:span text:style-name="T3">UA1</text:span><text:span text:style-name="T3"/></text:p>
          </table:table-cell>
          <table:table-cell table:style-name="Tabla1.D1" table:number-rows-spanned="3" office:value-type="string">
            <text:p text:style-name="P12" loext:marker-style-name="T10"><text:span text:style-name="T10">Duración:</text:span><text:span text:style-name="T10"/></text:p>
          </table:table-cell>
          <table:table-cell table:style-name="Tabla1.D1" table:number-rows-spanned="3" office:value-type="string">
            <text:p text:style-name="P13" loext:marker-style-name="T10"><text:span text:style-name="T10">1 hrs.</text:span><text:span text:style-name="T10"/></text:p>
          </table:table-cell>
        </table:table-row>
        <table:table-row table:style-name="Tabla1.4">
          <table:table-cell table:style-name="Tabla1.D1" office:value-type="string">
            <text:p text:style-name="P18" loext:marker-style-name="T3"><text:span text:style-name="T3">UF:</text:span><text:span text:style-name="T3"/></text:p>
          </table:table-cell>
          <table:table-cell table:style-name="Tabla1.D1" office:value-type="string">
            <text:p text:style-name="P19" loext:marker-style-name="T3"><text:span text:style-name="T3">1842</text:span><text:span text:style-name="T3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18" loext:marker-style-name="T3"><text:span text:style-name="T3">PRÁCTICA Nº:</text:span><text:span text:style-name="T3"/></text:p>
          </table:table-cell>
          <table:table-cell table:style-name="Tabla1.D1" office:value-type="string">
            <text:p text:style-name="P19" loext:marker-style-name="T3"><text:span text:style-name="T3">Actividad 8</text:span><text:span text:style-name="T3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4" loext:marker-style-name="T7"><text:span text:style-name="T6">DENOMINACIÓN:</text:span><text:span text:style-name="T7"> EJERCICIOS DE FUNCION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5" loext:marker-style-name="T1"><text:span text:style-name="T5">DESCRIPCIÓN</text:span><text:span text:style-name="T5"/></text:p>
            <text:p text:style-name="P5" loext:marker-style-name="T4"><text:span text:style-name="T4">1.- Crear diagramas de flujo de los script creados en las Actividades anteriores:</text:span><text:span text:style-name="T4"/></text:p>
            <text:list text:style-name="WWNum46">
              <text:list-item>
                <text:p text:style-name="P6" loext:marker-style-name="T4"><text:span text:style-name="T4">Actividad 5</text:span><text:span text:style-name="T4"/></text:p>
              </text:list-item>
              <text:list-item>
                <text:p text:style-name="P6" loext:marker-style-name="T4"><text:span text:style-name="T4">Actividad 6</text:span><text:span text:style-name="T4"/></text:p>
              </text:list-item>
            </text:list>
            <text:p text:style-name="P9" loext:marker-style-name="T4"/>
            <text:p text:style-name="P9" loext:marker-style-name="T4"/>
            <text:p text:style-name="P7" loext:marker-style-name="T4"><text:span text:style-name="T4">La práctica se realizará de manera individual. </text:span><text:span text:style-name="T4"/></text:p>
            <text:p text:style-name="P10" loext:marker-style-name="T4"/>
            <text:p text:style-name="P7" loext:marker-style-name="T1"><text:span text:style-name="T5">MEDIOS PARA SU REALIZACIÓN</text:span><text:span text:style-name="T5"/></text:p>
            <text:list text:style-name="WWNum40">
              <text:list-item>
                <text:p text:style-name="P8" loext:marker-style-name="T3"><text:span text:style-name="T3">Equipo informático.</text:span><text:span text:style-name="T3"/></text:p>
              </text:list-item>
              <text:list-item>
                <text:p text:style-name="P8" loext:marker-style-name="T3"><text:span text:style-name="T3">Aplicación Visual Code Studio instalada en el equipo.</text:span><text:span text:style-name="T3"/></text:p>
              </text:list-item>
              <text:list-item>
                <text:p text:style-name="P8" loext:marker-style-name="T3"><text:span text:style-name="T3">Navegadores actualizados.</text:span><text:span text:style-name="T3"/></text:p>
              </text:list-item>
              <text:list-item>
                <text:p text:style-name="P8" loext:marker-style-name="T3"><text:span text:style-name="T3">Paquete ofimático.</text:span><text:span text:style-name="T3"/></text:p>
              </text:list-item>
            </text:list>
            <text:p text:style-name="P11" loext:marker-style-name="T3"/>
            <text:p text:style-name="P14" loext:marker-style-name="T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 loext:marker-style-name="T8"/>
      <text:p text:style-name="Standard"/>
      <text:p text:style-name="P2"/>
      <text:p text:style-name="P3">ORDINOGRAMA ACTIVIDAD 6</text:p>
      <text:p text:style-name="P3"/>
      <text:p text:style-name="P3"><draw:custom-shape text:anchor-type="paragraph" draw:z-index="28" draw:name="Forma 9" draw:style-name="gr8" draw:text-style-name="P23" svg:width="4.823cm" svg:height="2.006cm" svg:x="5.881cm" svg:y="0.032cm"><text:p text:style-name="P22">INIC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line text:anchor-type="paragraph" draw:z-index="34" draw:name="Línea vertical 3" draw:style-name="gr2" draw:text-style-name="P22" svg:x1="8.292cm" svg:y1="0.242cm" svg:x2="8.336cm" svg:y2="1.351cm"><text:p/></draw:line><draw:custom-shape text:anchor-type="paragraph" draw:z-index="45" draw:name="Forma 15" draw:style-name="gr1" draw:text-style-name="P23" svg:width="0.854cm" svg:height="0.854cm" svg:x="7.93cm" svg:y="0.39cm"><text:p text:style-name="P22">CONTADOR (3 INTENTOS)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29" draw:name="Forma 10" draw:style-name="gr7" draw:text-style-name="P23" svg:width="5.292cm" svg:height="1.814cm" svg:x="5.517cm" svg:y="0.453cm"><text:p text:style-name="P22">CONTRASEÑA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44" draw:name="Línea 16" draw:style-name="gr2" draw:text-style-name="P22" svg:x1="15.141cm" svg:y1="-0.014cm" svg:x2="8.784cm" svg:y2="-0.014cm"><text:p/></draw:line><draw:line text:anchor-type="paragraph" draw:z-index="43" draw:name="Línea 15" draw:style-name="gr2" draw:text-style-name="P22" svg:x1="15.27cm" svg:y1="7.835cm" svg:x2="15.141cm" svg:y2="-0.014cm"><text:p/></draw:line></text:p>
      <text:p text:style-name="P3"/>
      <text:p text:style-name="P3"><draw:line text:anchor-type="paragraph" draw:z-index="35" draw:name="Línea 13" draw:style-name="gr2" draw:text-style-name="P22" svg:x1="8.399cm" svg:y1="0.471cm" svg:x2="8.378cm" svg:y2="1.54cm"><text:p/></draw:line></text:p>
      <text:p text:style-name="P3"/>
      <text:p text:style-name="P3"><draw:custom-shape text:anchor-type="paragraph" draw:z-index="30" draw:name="Forma 11" draw:style-name="gr6" draw:text-style-name="P24" svg:width="3.202cm" svg:height="2.818cm" svg:x="6.8cm" svg:y="-0.367cm"><text:p>SI <text:s text:c="13"/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"><draw:line text:anchor-type="paragraph" draw:z-index="36" draw:name="Línea horizontal 4" draw:style-name="gr2" draw:text-style-name="P22" svg:x1="6.948cm" svg:y1="0.168cm" svg:x2="3.129cm" svg:y2="0.168cm"><text:p/></draw:line><draw:line text:anchor-type="paragraph" draw:z-index="37" draw:name="Línea horizontal 5" draw:style-name="gr2" draw:text-style-name="P22" svg:x1="3.129cm" svg:y1="0.168cm" svg:x2="3.108cm" svg:y2="2.62cm"><text:p/></draw:line><draw:line text:anchor-type="paragraph" draw:z-index="38" draw:name="Línea horizontal 6" draw:style-name="gr2" draw:text-style-name="P22" svg:x1="10.001cm" svg:y1="0.167cm" svg:x2="11.899cm" svg:y2="0.146cm"><text:p/></draw:line><draw:line text:anchor-type="paragraph" draw:z-index="39" draw:name="Línea horizontal 7" draw:style-name="gr2" draw:text-style-name="P22" svg:x1="11.899cm" svg:y1="0.146cm" svg:x2="12.005cm" svg:y2="2.321cm"><text:p/></draw:line></text:p>
      <text:p text:style-name="P3"/>
      <text:p text:style-name="P3"><draw:custom-shape text:anchor-type="paragraph" draw:z-index="31" draw:name="Forma 12" draw:style-name="gr5" draw:text-style-name="P24" svg:width="4.056cm" svg:height="2.091cm" svg:x="2.083cm" svg:y="0.824cm"><text:p text:style-name="P22">BIENVENID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32" draw:name="Forma 13" draw:style-name="gr4" draw:text-style-name="P24" svg:width="4.61cm" svg:height="2.091cm" svg:x="9.636cm" svg:y="-0.372cm"><text:p>0 INTENTOS <text:s text:c="8"/>INTENTOS &lt;3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3"><draw:line text:anchor-type="paragraph" draw:z-index="40" draw:name="Línea horizontal 8" draw:style-name="gr2" draw:text-style-name="P22" svg:x1="9.636cm" svg:y1="-0.224cm" svg:x2="8.89cm" svg:y2="-0.224cm"><text:p/></draw:line><draw:line text:anchor-type="paragraph" draw:z-index="41" draw:name="Línea 14" draw:style-name="gr2" draw:text-style-name="P22" svg:x1="8.89cm" svg:y1="-0.224cm" svg:x2="8.89cm" svg:y2="2.847cm"><text:p/></draw:line><draw:line text:anchor-type="paragraph" draw:z-index="42" draw:name="Línea horizontal 9" draw:style-name="gr2" draw:text-style-name="P22" svg:x1="14.245cm" svg:y1="-0.224cm" svg:x2="15.27cm" svg:y2="-0.245cm"><text:p/></draw:line></text:p>
      <text:p text:style-name="P3"/>
      <text:p text:style-name="P3"/>
      <text:p text:style-name="P3"><draw:custom-shape text:anchor-type="paragraph" draw:z-index="33" draw:name="Forma 14" draw:style-name="gr3" draw:text-style-name="P24" svg:width="4.589cm" svg:height="2.581cm" svg:x="7.44cm" svg:y="0.153cm"><text:p text:style-name="P22">BLOQUE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ORDINOGRAMA ACTIVIDAD 5</text:p>
      <text:p text:style-name="P3"/>
      <text:p text:style-name="P3"><draw:custom-shape text:anchor-type="paragraph" draw:z-index="27" draw:name="Forma 8" draw:style-name="gr9" draw:text-style-name="P24" svg:width="4.802cm" svg:height="2.006cm" svg:x="6.992cm" svg:y="19.599cm"><text:p text:style-name="P22">F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6" draw:name="Línea vertical 2" draw:style-name="gr10" draw:text-style-name="P22" svg:x1="9.338cm" svg:y1="17.808cm" svg:x2="9.338cm" svg:y2="19.821cm"><text:p/></draw:line><draw:line text:anchor-type="paragraph" draw:z-index="25" draw:name="Línea 12" draw:style-name="gr2" draw:text-style-name="P22" svg:x1="5.198cm" svg:y1="15.951cm" svg:x2="8.292cm" svg:y2="15.951cm"><text:p/></draw:line><draw:line text:anchor-type="paragraph" draw:z-index="24" draw:name="Línea 11" draw:style-name="gr2" draw:text-style-name="P22" svg:x1="10.086cm" svg:y1="15.656cm" svg:x2="13.18cm" svg:y2="15.656cm"><text:p/></draw:line><draw:line text:anchor-type="paragraph" draw:z-index="23" draw:name="Línea 10" draw:style-name="gr2" draw:text-style-name="P22" svg:x1="10.086cm" svg:y1="15.656cm" svg:x2="13.18cm" svg:y2="15.656cm"><text:p/></draw:line><draw:custom-shape text:anchor-type="paragraph" draw:z-index="22" draw:name="Forma 7" draw:style-name="gr11" draw:text-style-name="P26" svg:width="3.282cm" svg:height="3.282cm" svg:x="7.616cm" svg:y="14.907cm"><text:p text:style-name="P25"><text:span text:style-name="T11">IMPORTE</text:span></text:p><text:p text:style-name="P25"><text:span text:style-name="T11">FIN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Línea 9" draw:style-name="gr2" draw:text-style-name="P22" svg:x1="13.18cm" svg:y1="13.952cm" svg:x2="13.18cm" svg:y2="15.656cm"><text:p/></draw:line><draw:line text:anchor-type="paragraph" draw:z-index="20" draw:name="Línea 8" draw:style-name="gr2" draw:text-style-name="P22" svg:x1="5.198cm" svg:y1="14.018cm" svg:x2="5.219cm" svg:y2="15.951cm"><text:p/></draw:line><draw:custom-shape text:anchor-type="paragraph" draw:z-index="19" draw:name="Forma 6" draw:style-name="gr12" draw:text-style-name="P23" svg:width="3.991cm" svg:height="3.774cm" svg:x="11.024cm" svg:y="10.179cm"><text:p text:style-name="P22">SIN</text:p><text:p text:style-name="P22">DESCUENTO</text:p><draw:enhanced-geometry svg:viewBox="0 0 21600 21600" draw:type="rectangle" draw:enhanced-path="M 0 0 L 21600 0 21600 21600 0 21600 0 0 Z N"/></draw:custom-shape><draw:custom-shape text:anchor-type="paragraph" draw:z-index="18" draw:name="Forma 5" draw:style-name="gr12" draw:text-style-name="P23" svg:width="3.991cm" svg:height="3.774cm" svg:x="3.406cm" svg:y="10.245cm"><text:p text:style-name="P22">DESCUENTO</text:p><draw:enhanced-geometry svg:viewBox="0 0 21600 21600" draw:type="rectangle" draw:enhanced-path="M 0 0 L 21600 0 21600 21600 0 21600 0 0 Z N"/></draw:custom-shape><draw:line text:anchor-type="paragraph" draw:z-index="17" draw:name="Línea horizontal 3" draw:style-name="gr2" draw:text-style-name="P22" svg:x1="5.198cm" svg:y1="8.858cm" svg:x2="5.198cm" svg:y2="10.244cm"><text:p/></draw:line><draw:line text:anchor-type="paragraph" draw:z-index="16" draw:name="Línea horizontal 2" draw:style-name="gr2" draw:text-style-name="P22" svg:x1="13.136cm" svg:y1="8.816cm" svg:x2="13.136cm" svg:y2="10.202cm"><text:p/></draw:line><draw:line text:anchor-type="paragraph" draw:z-index="15" draw:name="Línea horizontal 1" draw:style-name="gr2" draw:text-style-name="P22" svg:x1="13.136cm" svg:y1="8.816cm" svg:x2="13.136cm" svg:y2="10.202cm"><text:p/></draw:line><draw:line text:anchor-type="paragraph" draw:z-index="14" draw:name="Línea 7" draw:style-name="gr2" draw:text-style-name="P22" svg:x1="7.375cm" svg:y1="8.858cm" svg:x2="5.198cm" svg:y2="8.858cm"><text:p/></draw:line><draw:line text:anchor-type="paragraph" draw:z-index="13" draw:name="Línea 6" draw:style-name="gr2" draw:text-style-name="P22" svg:x1="7.375cm" svg:y1="8.858cm" svg:x2="5.198cm" svg:y2="8.858cm"><text:p/></draw:line><draw:line text:anchor-type="paragraph" draw:z-index="12" draw:name="Línea 5" draw:style-name="gr2" draw:text-style-name="P22" svg:x1="7.375cm" svg:y1="8.858cm" svg:x2="5.198cm" svg:y2="8.858cm"><text:p/></draw:line><draw:line text:anchor-type="paragraph" draw:z-index="11" draw:name="Línea 4" draw:style-name="gr2" draw:text-style-name="P22" svg:x1="13.136cm" svg:y1="8.816cm" svg:x2="10.959cm" svg:y2="8.816cm"><text:p/></draw:line><draw:line text:anchor-type="paragraph" draw:z-index="10" draw:name="Línea 3" draw:style-name="gr2" draw:text-style-name="P22" svg:x1="13.136cm" svg:y1="8.816cm" svg:x2="10.959cm" svg:y2="8.816cm"><text:p/></draw:line><draw:line text:anchor-type="paragraph" draw:z-index="9" draw:name="Línea vertical 1" draw:style-name="gr2" draw:text-style-name="P22" svg:x1="9.146cm" svg:y1="7.553cm" svg:x2="9.125cm" svg:y2="7.045cm"><text:p/></draw:line><draw:line text:anchor-type="paragraph" draw:z-index="7" draw:name="Línea 2" draw:style-name="gr2" draw:text-style-name="P22" svg:x1="9.167cm" svg:y1="4.636cm" svg:x2="9.232cm" svg:y2="5.793cm"><text:p/></draw:line><draw:custom-shape text:anchor-type="paragraph" draw:z-index="6" draw:name="Forma 3" draw:style-name="gr14" draw:text-style-name="P24" svg:width="4.675cm" svg:height="1.763cm" svg:x="6.756cm" svg:y="5.369cm"><text:p text:style-name="P22">Mes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" draw:name="Línea 1" draw:style-name="gr2" draw:text-style-name="P22" svg:x1="9.445cm" svg:y1="1.644cm" svg:x2="9.38cm" svg:y2="3.159cm"><text:p/></draw:line><draw:custom-shape text:anchor-type="paragraph" draw:z-index="4" draw:name="Forma 2" draw:style-name="gr15" draw:text-style-name="P24" svg:width="4.673cm" svg:height="1.666cm" svg:x="6.608cm" svg:y="3.159cm"><text:p>Importe de compra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" draw:name="Forma 1" draw:style-name="gr16" draw:text-style-name="P23" svg:width="3.883cm" svg:height="1.345cm" svg:x="7.504cm" svg:y="0.3cm"><text:p text:style-name="P22">Inic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 4" draw:style-name="gr13" draw:text-style-name="P24" svg:width="3.585cm" svg:height="2.518cm" svg:x="7.352cm" svg:y="7.511cm"><text:p>SI <text:s text:c="3"/>OCTUBRE <text:s text:c="3"/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>
      <style:text-properties style:font-name-complex="Courier New" style:font-family-complex="'Courier New'" style:font-family-generic-complex="system" style:font-pitch-complex="variable"/>
    </style:style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>
      <style:text-properties style:font-name-complex="Courier New" style:font-family-complex="'Courier New'" style:font-family-generic-complex="system" style:font-pitch-complex="variable"/>
    </style:style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>
      <style:text-properties style:font-name-complex="Courier New" style:font-family-complex="'Courier New'" style:font-family-generic-complex="system" style:font-pitch-complex="variable"/>
    </style:style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2.50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82cm" svg:width="17.002cm" svg:height="1.949cm" draw:z-index="2"><draw:image xlink:href="Pictures/10000000000008D000000102A388DD917A6A1BF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4</meta:editing-cycles>
    <meta:creation-date>2023-07-18T10:26:00</meta:creation-date>
    <dc:date>2023-07-18T19:59:12.182000000</dc:date>
    <meta:editing-duration>PT43M37S</meta:editing-duration>
    <meta:generator>LibreOffice/7.5.4.2$Windows_X86_64 LibreOffice_project/36ccfdc35048b057fd9854c757a8b67ec53977b6</meta:generator>
    <meta:document-statistic meta:table-count="1" meta:image-count="1" meta:object-count="0" meta:page-count="3" meta:paragraph-count="30" meta:word-count="101" meta:character-count="652" meta:non-whitespace-character-count="584"/>
    <meta:user-defined meta:name="AppVersion">16.0000</meta:user-defined>
    <meta:template xlink:type="simple" xlink:actuate="onRequest" xlink:title="Normal.dotm" xlink:href=""/>
  </office:meta>
</office:document-meta>
</file>